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3043in" fo:break-before="auto" style:use-optimal-row-height="false"/>
    </style:style>
    <style:style style:name="ro5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77bc65" fo:wrap-option="wrap" fo:border="0.06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729fcf" fo:wrap-option="wrap" fo:border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transparent" fo:wrap-option="wrap" fo:border="0.06pt solid #000000"/>
      <style:text-properties fo:font-size="8pt" style:font-size-asian="8pt" style:font-size-complex="8pt"/>
    </style:style>
    <style:style style:name="ce2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77bc65" fo:border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729fcf" fo:border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2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4"/>
        <table:table-column table:style-name="co2" table:number-columns-repeated="1018" table:default-cell-style-name="ce12"/>
        <table:table-row table:style-name="ro1">
          <table:table-cell table:style-name="ce1" office:value-type="string" calcext:value-type="string">
            <text:p>Task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Priority</text:p>
          </table:table-cell>
          <table:table-cell table:style-name="ce15" office:value-type="string" calcext:value-type="string">
            <text:p>Effort</text:p>
          </table:table-cell>
          <table:table-cell table:style-name="ce15" office:value-type="string" calcext:value-type="string">
            <text:p>Where</text:p>
          </table:table-cell>
          <table:table-cell table:style-name="ce15" office:value-type="string" calcext:value-type="string">
            <text:p>Status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dd a README on GitHub</text:p>
          </table:table-cell>
          <table:table-cell table:style-name="ce10" office:value-type="string" calcext:value-type="string">
            <text:p>Doc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Check and improve documentation for existing function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High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reate Rmd to export analyses with shinyMeta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High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move magrittr dependency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hange package description (This package…)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Split code functions in several file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move select species to exclude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ode to compute diversity per camera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All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lot diversity per camera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All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Plot species bars : add code to take into account non-species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High 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All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orrect bug → show cameras for mica data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Change clean_data arguments: remove mapping and replace it with cast types directly named as the columns. Also adapt interface, tests and vignettes.</text:p>
          </table:table-cell>
          <table:table-cell table:style-name="ce10" office:value-type="string" calcext:value-type="string">
            <text:p>Interface + cod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Change format table arguments (remove mapping and use column names directly in cast_types). <text:s/>Also adapt interface, tests and vignettes.</text:p>
          </table:table-cell>
          <table:table-cell table:style-name="ce10" office:value-type="string" calcext:value-type="string">
            <text:p>Interface + cod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Remove date format box but create custom date parsing function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Move coordinates format below lon/lat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name lat/lon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lace cameras before lon lat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dd new module to select data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elect data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Select data functions → based on species or on cameras</text:p>
          </table:table-cell>
          <table:table-cell table:style-name="ce10" office:value-type="string" calcext:value-type="string">
            <text:p>Interface + cod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elect data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Correct trapping nights bug (when camera df provided but no setup or retrieval)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Cameras summary: better way to show code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Species summary: create function (species, seen on x cameras, RAI, n pics)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High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Update the way of counting cameras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Correct activity times to match newly computed times from camera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Move map and cameras in columns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move Two species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Two 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reate vignettes to demonstrate package functioning and see how user-friendly functions are</text:p>
          </table:table-cell>
          <table:table-cell table:style-name="ce17" office:value-type="string" calcext:value-type="string">
            <text:p>Code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Mid</text:p>
          </table:table-cell>
          <table:table-cell table:style-name="ce17" office:value-type="string" calcext:value-type="string">
            <text:p>All</text:p>
          </table:table-cell>
          <table:table-cell table:style-name="ce17" office:value-type="string" calcext:value-type="string">
            <text:p>Ongoing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emove ShinyDashboard and lubridate dependency?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Mid</text:p>
          </table:table-cell>
          <table:table-cell table:style-name="ce14" office:value-type="string" calcext:value-type="string">
            <text:p>Small</text:p>
          </table:table-cell>
          <table:table-cell table:style-name="ce14" office:value-type="string" calcext:value-type="string">
            <text:p>All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8" office:value-type="string" calcext:value-type="string">
            <text:p>Better theme (colors, fonts)</text:p>
          </table:table-cell>
          <table:table-cell table:style-name="ce17" office:value-type="string" calcext:value-type="string">
            <text:p>Interface</text:p>
          </table:table-cell>
          <table:table-cell table:number-columns-repeated="2" table:style-name="ce17" office:value-type="string" calcext:value-type="string">
            <text:p>Mid</text:p>
          </table:table-cell>
          <table:table-cell table:style-name="ce17" office:value-type="string" calcext:value-type="string">
            <text:p>All</text:p>
          </table:table-cell>
          <table:table-cell table:style-name="ce17" office:value-type="string" calcext:value-type="string">
            <text:p>Ongo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d option to give datasets in input for Shiny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d facetting columns or/and radiobutton to choose between count and npic in interface for plot bar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speci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ndle NA species (in case observation type is not animal) in get diversity table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Allspeci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rge summarize_species and get_diversity_table functions ? (or at least reuse some parts)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speci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arrange date time (Radio buttons on the left and date or date time on the right in vertical format)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 info (?) next to columns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?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dapt functions arguments: eg for clean_data allow the user to provide dfcam and dfrec, and dfrec can also be a datapackage object that will be handled differently (eg remove data also in metadata)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dify clean_data to remove camera columns after spli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dify data import to get only 2 components (remove $data layer) and adapt other functions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dd a format argument instead of tryFormats in add_tryformats</text:p>
          </table:table-cell>
          <table:table-cell table:style-name="ce14" office:value-type="string" calcext:value-type="string">
            <text:p>Code</text:p>
          </table:table-cell>
          <table:table-cell table:number-columns-repeated="2" table:style-name="ce14" office:value-type="string" calcext:value-type="string">
            <text:p>Small</text:p>
          </table:table-cell>
          <table:table-cell table:style-name="ce14" office:value-type="string" calcext:value-type="string">
            <text:p>Import</text:p>
          </table:table-cell>
          <table:table-cell table:style-name="ce14"/>
          <table:table-cell table:number-columns-repeated="1018"/>
        </table:table-row>
        <table:table-row table:style-name="ro2">
          <table:table-cell office:value-type="string" calcext:value-type="string">
            <text:p>More flexible data cleaning functions → add options to filter NA, to reorder etc.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Small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ce lat besides lon and retrieval besides setu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ccomodate either date or datetime or date + time in camera setup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tomatically choose date + time or datetime on data impor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eate interface for one species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de for one species: compute activity times, plot activity times, compute naive occupancy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pan text:style-name="T1">Select data functions → based </text:span>on values of a second column</text:p>
          </table:table-cell>
          <table:table-cell office:value-type="string" calcext:value-type="string">
            <text:p>Interface + 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dd option to filter out cameras filtered when removing the species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Low</text:p>
          </table:table-cell>
          <table:table-cell table:style-name="ce14" office:value-type="string" calcext:value-type="string">
            <text:p>Mid</text:p>
          </table:table-cell>
          <table:table-cell table:style-name="ce14" office:value-type="string" calcext:value-type="string">
            <text:p>Select data</text:p>
          </table:table-cell>
          <table:table-cell table:style-name="ce14"/>
          <table:table-cell table:number-columns-repeated="1018"/>
        </table:table-row>
        <table:table-row table:style-name="ro3">
          <table:table-cell office:value-type="string" calcext:value-type="string">
            <text:p>Add validate statements to prevent from using empty tables if no cameras or no species selected (or incompatible cameras/species)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1">Select data functions → based </text:span>on dates</text:p>
          </table:table-cell>
          <table:table-cell office:value-type="string" calcext:value-type="string">
            <text:p>Interface + 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ot map : add camera info on map on click: camera ID, start/end, species see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ra activity plot: add option for setup/retrieval boxe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ot map: create warning if camera not shown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d options in plot_points to plot only cameras with data</text:p>
          </table:table-cell>
          <table:table-cell office:value-type="string" calcext:value-type="string">
            <text:p>Interface + 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amera activity: add option for custom color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mera activity: add option for axis ticks width and date formatting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ras summary: add nb of species seen on camera and npic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d checkbox to choose to display camera names on map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Modify plot_species_bars to allow to plot non-animals too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mera activity: add checkbox to tick show setup/retrieval times or not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F60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3:30:29.033115073</meta:creation-date>
    <dc:date>2023-05-02T21:36:34.892137560</dc:date>
    <meta:editing-duration>P1DT6H5M</meta:editing-duration>
    <meta:editing-cycles>30</meta:editing-cycles>
    <meta:generator>LibreOffice/7.5.2.2$Linux_X86_64 LibreOffice_project/50$Build-2</meta:generator>
    <meta:document-statistic meta:table-count="1" meta:cell-count="331" meta:object-count="0"/>
  </office:meta>
</office:document-meta>
</file>